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color="#228b22" style:font-name="lucidatypewriter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% TODO: Derive theoretical mean and central moment on paper for 1.1 and 1.2</text:span></text:p>
      <text:p text:style-name="Standard"><text:span text:style-name="T1">% compare estiamted values with matlab</text:span></text:p>
      <text:p text:style-name="Standard"><text:span text:style-name="T1"><text:s/></text:span></text:p>
      <text:p text:style-name="Standard"><text:span text:style-name="T1"><text:s/></text:span></text:p>
      <text:p text:style-name="Standard"><text:span text:style-name="T1">% Derive theoretical mean and variance for 1.3 compare results with</text:span></text:p>
      <text:p text:style-name="Standard"><text:span text:style-name="T1">% estimated values from matlab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7:55:12.492376147</meta:creation-date>
    <dc:date>2018-01-22T17:55:26.019190299</dc:date>
    <meta:editing-duration>PT14S</meta:editing-duration>
    <meta:editing-cycles>1</meta:editing-cycles>
    <meta:document-statistic meta:table-count="0" meta:image-count="0" meta:object-count="0" meta:page-count="1" meta:paragraph-count="6" meta:word-count="36" meta:character-count="212" meta:non-whitespace-character-count="178"/>
    <meta:generator>LibreOffice/5.1.6.2$Linux_X86_64 LibreOffice_project/10m0$Build-2</meta:generator>
  </office:meta>
</office:document-meta>
</file>